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2879" officeooo:paragraph-rsid="0017bfb1"/>
    </style:style>
    <style:style style:name="P2" style:family="paragraph" style:parent-style-name="Standard">
      <style:text-properties fo:font-weight="bold" officeooo:rsid="00122879" officeooo:paragraph-rsid="0017ddb2" style:font-weight-asian="bold" style:font-weight-complex="bold"/>
    </style:style>
    <style:style style:name="P3" style:family="paragraph" style:parent-style-name="Standard">
      <style:text-properties fo:font-weight="bold" officeooo:rsid="0017bfb1" officeooo:paragraph-rsid="0017bfb1" style:font-weight-asian="bold" style:font-weight-complex="bold"/>
    </style:style>
    <style:style style:name="P4" style:family="paragraph" style:parent-style-name="Standard">
      <style:text-properties fo:font-weight="bold" officeooo:rsid="0017bfb1" officeooo:paragraph-rsid="0019cc94" style:font-weight-asian="bold" style:font-weight-complex="bold"/>
    </style:style>
    <style:style style:name="P5" style:family="paragraph" style:parent-style-name="Standard">
      <style:text-properties fo:font-weight="bold" officeooo:rsid="0017ddb2" officeooo:paragraph-rsid="0017ddb2" style:font-weight-asian="bold" style:font-weight-complex="bold"/>
    </style:style>
    <style:style style:name="P6" style:family="paragraph" style:parent-style-name="Standard">
      <style:text-properties fo:font-weight="bold" officeooo:rsid="001d9629" officeooo:paragraph-rsid="001d9629" style:font-weight-asian="bold" style:font-weight-complex="bold"/>
    </style:style>
    <style:style style:name="P7" style:family="paragraph" style:parent-style-name="Standard">
      <style:text-properties fo:font-weight="normal" officeooo:rsid="00122879" officeooo:paragraph-rsid="0017ddb2" style:font-weight-asian="normal" style:font-weight-complex="normal"/>
    </style:style>
    <style:style style:name="P8" style:family="paragraph" style:parent-style-name="Standard">
      <style:text-properties fo:font-weight="normal" officeooo:rsid="00140467" officeooo:paragraph-rsid="0017ddb2" style:font-weight-asian="normal" style:font-weight-complex="normal"/>
    </style:style>
    <style:style style:name="P9" style:family="paragraph" style:parent-style-name="Standard">
      <style:text-properties fo:font-weight="normal" officeooo:rsid="00140467" officeooo:paragraph-rsid="0019cc94" style:font-weight-asian="normal" style:font-weight-complex="normal"/>
    </style:style>
    <style:style style:name="P10" style:family="paragraph" style:parent-style-name="Standard">
      <style:text-properties fo:font-weight="normal" officeooo:rsid="00140467" officeooo:paragraph-rsid="001aaa7f" style:font-weight-asian="normal" style:font-weight-complex="normal"/>
    </style:style>
    <style:style style:name="P11" style:family="paragraph" style:parent-style-name="Standard">
      <style:text-properties fo:font-weight="normal" officeooo:rsid="0019cc94" officeooo:paragraph-rsid="0019cc94" style:font-weight-asian="normal" style:font-weight-complex="normal"/>
    </style:style>
    <style:style style:name="P12" style:family="paragraph" style:parent-style-name="Standard">
      <style:text-properties officeooo:rsid="001d9629" officeooo:paragraph-rsid="00122879"/>
    </style:style>
    <style:style style:name="P13" style:family="paragraph" style:parent-style-name="Title">
      <style:text-properties style:font-name="Liberation Sans" fo:font-size="28pt" fo:font-weight="bold" officeooo:rsid="00208542" officeooo:paragraph-rsid="00208542" style:font-name-asian="DejaVu Sans" style:font-size-asian="28pt" style:font-weight-asian="bold" style:font-name-complex="FreeSans" style:font-size-complex="28pt" style:font-weight-complex="bold"/>
    </style:style>
    <style:style style:name="P14" style:family="paragraph" style:parent-style-name="Heading_20_1">
      <style:paragraph-properties fo:text-align="center" style:justify-single-word="false"/>
    </style:style>
    <style:style style:name="P15" style:family="paragraph" style:parent-style-name="Standard" style:list-style-name="L1">
      <style:text-properties fo:font-weight="normal" officeooo:rsid="0019cc94" officeooo:paragraph-rsid="0019cc94" style:font-weight-asian="normal" style:font-weight-complex="normal"/>
    </style:style>
    <style:style style:name="P16" style:family="paragraph" style:parent-style-name="Standard" style:list-style-name="L1">
      <style:text-properties fo:font-weight="normal" officeooo:rsid="001aff79" officeooo:paragraph-rsid="001aff79" style:font-weight-asian="normal" style:font-weight-complex="normal"/>
    </style:style>
    <style:style style:name="P17" style:family="paragraph" style:parent-style-name="Standard" style:list-style-name="L1">
      <style:text-properties fo:font-weight="normal" officeooo:rsid="001c8c27" officeooo:paragraph-rsid="001c8c27" style:font-weight-asian="normal" style:font-weight-complex="normal"/>
    </style:style>
    <style:style style:name="P18" style:family="paragraph" style:parent-style-name="Standard" style:list-style-name="L2">
      <style:text-properties fo:font-weight="normal" officeooo:rsid="001d9629" officeooo:paragraph-rsid="001d9629" style:font-weight-asian="normal" style:font-weight-complex="normal"/>
    </style:style>
    <style:style style:name="P19" style:family="paragraph" style:parent-style-name="Standard" style:list-style-name="L2">
      <style:text-properties fo:font-weight="normal" officeooo:rsid="001d9629" officeooo:paragraph-rsid="001dfce1" style:font-weight-asian="normal" style:font-weight-complex="normal"/>
    </style:style>
    <style:style style:name="P20" style:family="paragraph" style:parent-style-name="Standard" style:list-style-name="L2">
      <style:text-properties fo:font-weight="normal" officeooo:rsid="001dfce1" officeooo:paragraph-rsid="001dfce1" style:font-weight-asian="normal" style:font-weight-complex="normal"/>
    </style:style>
    <style:style style:name="P21" style:family="paragraph" style:parent-style-name="Standard" style:list-style-name="L2">
      <style:text-properties fo:font-weight="normal" officeooo:rsid="0023e63b" officeooo:paragraph-rsid="0023e63b" style:font-weight-asian="normal" style:font-weight-complex="normal"/>
    </style:style>
    <style:style style:name="T1" style:family="text">
      <style:text-properties officeooo:rsid="00122879"/>
    </style:style>
    <style:style style:name="T2" style:family="text">
      <style:text-properties officeooo:rsid="0015c2e1"/>
    </style:style>
    <style:style style:name="T3" style:family="text">
      <style:text-properties officeooo:rsid="0017064c"/>
    </style:style>
    <style:style style:name="T4" style:family="text">
      <style:text-properties officeooo:rsid="00179041"/>
    </style:style>
    <style:style style:name="T5" style:family="text">
      <style:text-properties officeooo:rsid="0017ddb2"/>
    </style:style>
    <style:style style:name="T6" style:family="text">
      <style:text-properties officeooo:rsid="0019cc94"/>
    </style:style>
    <style:style style:name="T7" style:family="text">
      <style:text-properties officeooo:rsid="001aaa7f"/>
    </style:style>
    <style:style style:name="T8" style:family="text">
      <style:text-properties officeooo:rsid="001aff79"/>
    </style:style>
    <style:style style:name="T9" style:family="text">
      <style:text-properties officeooo:rsid="001c8c27"/>
    </style:style>
    <style:style style:name="T10" style:family="text">
      <style:text-properties officeooo:rsid="001d9629"/>
    </style:style>
    <style:style style:name="T11" style:family="text">
      <style:text-properties officeooo:rsid="001dfce1"/>
    </style:style>
    <style:style style:name="T12" style:family="text">
      <style:text-properties officeooo:rsid="001e4248"/>
    </style:style>
    <style:style style:name="T13" style:family="text">
      <style:text-properties officeooo:rsid="00210deb"/>
    </style:style>
    <style:style style:name="T14" style:family="text">
      <style:text-properties officeooo:rsid="00275ee3"/>
    </style:style>
    <style:style style:name="T15" style:family="text">
      <style:text-properties officeooo:rsid="00295e05"/>
    </style:style>
    <style:style style:name="T16" style:family="text">
      <style:text-properties officeooo:rsid="0029c797"/>
    </style:style>
    <style:style style:name="T17" style:family="text">
      <style:text-properties officeooo:rsid="0029c9ee"/>
    </style:style>
    <style:style style:name="T18" style:family="text">
      <style:text-properties officeooo:rsid="002a219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6">Group </text:span><text:span text:style-name="T15">XD </text:span><text:span text:style-name="T16">Online Learning</text:span></text:p>
      <text:p text:style-name="P12"/>
      <text:p text:style-name="Text_20_body"/>
      <text:p text:style-name="P10">Group XD website is an online educational website provding learners with free access to educational resources <text:span text:style-name="T7">in Mathematics, </text:span>including learning facilities, study material, video tutorials, and more. <text:span text:style-name="T7">This website was made by a group of students for the purposes of a school-related </text:span><text:span text:style-name="T8">project</text:span><text:span text:style-name="T7">, and for providing learners with free to use and open access learning resources anytime and </text:span><text:span text:style-name="T8">a</text:span><text:span text:style-name="T7">nywhere over the internet.</text:span></text:p>
      <text:p text:style-name="P5"/>
      <text:p text:style-name="P5"/>
      <text:h text:style-name="P14" text:outline-level="1">Scope</text:h>
      <text:p text:style-name="P5"/>
      <text:p text:style-name="P8"><text:span text:style-name="T1">Our website's functionalities provid</text:span><text:span text:style-name="T6">es many</text:span><text:span text:style-name="T1"> facilities for learners to study </text:span>mathematics<text:span text:style-name="T5">, including:</text:span></text:p>
      <text:p text:style-name="P11"/>
      <text:list xml:id="list531561308" text:style-name="L1">
        <text:list-item>
          <text:p text:style-name="P15">Free to use and open access learning materials for all learners.</text:p>
        </text:list-item>
        <text:list-item>
          <text:p text:style-name="P16">Offers a variety of lessons covering elementary to intermediate lessons.</text:p>
        </text:list-item>
        <text:list-item>
          <text:p text:style-name="P15">A user-friendly graphical user interface.</text:p>
        </text:list-item>
        <text:list-item>
          <text:p text:style-name="P15"><text:span text:style-name="T18">Test exercises</text:span> after the lesson.</text:p>
        </text:list-item>
        <text:list-item>
          <text:p text:style-name="P15">Full of visual illustrations<text:span text:style-name="T8"> and video presentations</text:span>.</text:p>
        </text:list-item>
      </text:list>
      <text:p text:style-name="P4"/>
      <text:p text:style-name="P4"/>
      <text:h text:style-name="P14" text:outline-level="1">Limitations</text:h>
      <text:p text:style-name="P3"/>
      <text:p text:style-name="P9"><text:span text:style-name="T1">Our website's functionalities provid</text:span><text:span text:style-name="T6">es</text:span><text:span text:style-name="T1"> facilities for learners to study </text:span>mathematics<text:span text:style-name="T5">, including:</text:span></text:p>
      <text:p text:style-name="P11"/>
      <text:list xml:id="list172337921205721" text:continue-numbering="true" text:style-name="L1">
        <text:list-item>
          <text:p text:style-name="P15">We do not provide <text:span text:style-name="T9">academic</text:span> certificates<text:span text:style-name="T7"> or diploma</text:span>. </text:p>
        </text:list-item>
        <text:list-item>
          <text:p text:style-name="P17">We are not obligated to perform customer service-related functions but we are reachable on any of our listed channels or social media platform.</text:p>
        </text:list-item>
        <text:list-item>
          <text:p text:style-name="P17">We do not own<text:span text:style-name="T13"> </text:span><text:span text:style-name="T10">or </text:span><text:span text:style-name="T13">are </text:span><text:span text:style-name="T10">affiliated with</text:span> any of the video contents from YouTube<text:span text:style-name="T10"> that are linked to our website</text:span>. </text:p>
        </text:list-item>
      </text:list>
      <text:p text:style-name="P1"/>
      <text:p text:style-name="P1"/>
      <text:h text:style-name="P14" text:outline-level="1">Summary</text:h>
      <text:p text:style-name="P2"/>
      <text:p text:style-name="P8">Group XD website is an online educational website provding learners with free access to educational resources including learning facilities, study material, video tutorials, and more. Our website is free to use and distribute for all learners anytime and anywhere over the internet. <text:span text:style-name="T1">Our website's provid</text:span><text:span text:style-name="T5">es many</text:span><text:span text:style-name="T1"> facilities for learners to study </text:span>mathematics covering elementary to intermediate topics<text:span text:style-name="T2"> which are structured as lesson and ordered accordly with increasing comlexity where each lesson can be studies sequen</text:span><text:span text:style-name="T3">cially </text:span><text:span text:style-name="T2">or independently from lesson one to lesson eight. </text:span><text:span text:style-name="T3">Our website's design is aimed </text:span><text:span text:style-name="T4">in</text:span><text:span text:style-name="T3"> providing a fun learning environment for learners</text:span><text:span text:style-name="T4"> so that they will be motivated to study new topics. </text:span><text:span text:style-name="T3"><text:s/></text:span><text:soft-page-break/><text:span text:style-name="T4">Our website includes</text:span><text:span text:style-name="T3"> a variety of visual illustrations for each lesso</text:span><text:span text:style-name="T4">n with</text:span><text:span text:style-name="T3"> an accompanying video presentation</text:span><text:span text:style-name="T4"> and interactive quizzes at the end of the lesson to test their understanding of each topic. </text:span><text:span text:style-name="T3">Our target audience is primarily elementary and middle school students or anyone who is interested in learning mathematics.</text:span></text:p>
      <text:p text:style-name="P8"/>
      <text:p text:style-name="P7"/>
      <text:h text:style-name="P14" text:outline-level="1">List of Modules</text:h>
      <text:p text:style-name="P6"/>
      <text:p text:style-name="P6">John Eric Donaire (Hacker)</text:p>
      <text:p text:style-name="P6"/>
      <text:list xml:id="list3450696307" text:style-name="L2">
        <text:list-item>
          <text:p text:style-name="P18">HTML/CSS - <text:span text:style-name="T14">U</text:span><text:span text:style-name="T11">sed to implement the prototype of our website for home page, lesson, and about us pages.</text:span></text:p>
        </text:list-item>
        <text:list-item>
          <text:p text:style-name="P20">HeaderMathematicsButton - <text:span text:style-name="T14">U</text:span>sed to link and go to the Home page</text:p>
        </text:list-item>
        <text:list-item>
          <text:p text:style-name="P20">HeaderHomeButton - <text:span text:style-name="T14">U</text:span>sed to link and go to the Home page</text:p>
        </text:list-item>
        <text:list-item>
          <text:p text:style-name="P20">Header<text:span text:style-name="T17">Lessons</text:span>Button - <text:span text:style-name="T14">U</text:span>sed to link and go to the Lessons page</text:p>
        </text:list-item>
        <text:list-item>
          <text:p text:style-name="P20">Header<text:span text:style-name="T17">AboutUs</text:span>Button - <text:span text:style-name="T14">U</text:span>sed to link and go to the About Us page</text:p>
        </text:list-item>
        <text:list-item>
          <text:p text:style-name="P20">HomeVideoLink - Used to link videos from each lesson to the home page.</text:p>
        </text:list-item>
        <text:list-item>
          <text:p text:style-name="P20">LessonExpandButton - Used expand each lesson and show the study materials and video.</text:p>
        </text:list-item>
        <text:list-item>
          <text:p text:style-name="P21">LessonFunctionEmbedVideo - Used to link an external video to lessons page.</text:p>
        </text:list-item>
      </text:list>
      <text:p text:style-name="P6"/>
      <text:p text:style-name="P6"/>
      <text:p text:style-name="P6">Rona Mae Alimbog (Hipster)</text:p>
      <text:p text:style-name="P6"/>
      <text:list xml:id="list172337571978635" text:continue-numbering="true" text:style-name="L2">
        <text:list-item>
          <text:p text:style-name="P19">HTML/CSS - <text:span text:style-name="T14">U</text:span><text:span text:style-name="T11">sed to design the color</text:span><text:span text:style-name="T12">, </text:span><text:span text:style-name="T11">background</text:span><text:span text:style-name="T12">, font format and style</text:span><text:span text:style-name="T11"> of our website for home page, lesson, and about us pages.</text:span></text:p>
        </text:list-item>
        <text:list-item>
          <text:p text:style-name="P20">AboutUsReadMeButton - <text:span text:style-name="T14">U</text:span>sed to link the read me button to the home page.</text:p>
        </text:list-item>
      </text:list>
      <text:p text:style-name="P6"/>
      <text:p text:style-name="P6"/>
      <text:p text:style-name="P6">Joshua Mercado (Hustler)</text:p>
      <text:p text:style-name="P6"/>
      <text:list xml:id="list172337816357994" text:continue-numbering="true" text:style-name="L2">
        <text:list-item>
          <text:p text:style-name="P19">HTML/CSS - <text:span text:style-name="T14">U</text:span><text:span text:style-name="T11">sed to implement the prototype of our website for us pages.</text:span></text:p>
        </text:list-item>
        <text:list-item>
          <text:p text:style-name="P20">AboutUsReadMeButton - <text:span text:style-name="T14">U</text:span>sed to link the read me button to the home page.</text:p>
        </text:list-item>
        <text:list-item>
          <text:p text:style-name="P20">AboutUsAutoResize - Used to automatically adjust the page to fit the window.</text:p>
        </text:list-item>
        <text:list-item>
          <text:p text:style-name="P21">LessonFunctionEmbedVideo - Used to link an external video to lesson 10. Function.</text:p>
        </text:list-item>
      </text:list>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7T08:52:00.766809404</meta:creation-date>
    <meta:generator>LibreOffice/7.0.4.2$Linux_X86_64 LibreOffice_project/00$Build-2</meta:generator>
    <dc:date>2023-12-17T17:20:26.034526751</dc:date>
    <meta:editing-duration>PT3H19M47S</meta:editing-duration>
    <meta:editing-cycles>17</meta:editing-cycles>
    <meta:document-statistic meta:table-count="0" meta:image-count="0" meta:object-count="0" meta:page-count="2" meta:paragraph-count="34" meta:word-count="560" meta:character-count="3430" meta:non-whitespace-character-count="2923"/>
  </office:meta>
</office:document-meta>
</file>